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face style:name="DS-Digital" svg:font-family="DS-Digital"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fo:font-weight="bold" officeooo:rsid="0020dfff" officeooo:paragraph-rsid="0020dfff" style:font-size-asian="15.75pt" style:font-weight-asian="bold" style:font-size-complex="18pt" style:font-weight-complex="bold"/>
    </style:style>
    <style:style style:name="P2" style:family="paragraph" style:parent-style-name="Standard">
      <style:text-properties fo:font-size="12pt" fo:font-weight="bold" officeooo:rsid="0020dfff" officeooo:paragraph-rsid="0020dfff" style:font-size-asian="10.5pt" style:font-weight-asian="bold" style:font-size-complex="12pt" style:font-weight-complex="bold"/>
    </style:style>
    <style:style style:name="P3" style:family="paragraph" style:parent-style-name="Standard">
      <style:text-properties style:text-position="0% 100%" fo:font-size="12pt" fo:font-weight="bold" officeooo:rsid="0020dfff" officeooo:paragraph-rsid="0020dfff" style:font-size-asian="10.5pt" style:font-weight-asian="bold" style:font-size-complex="12pt" style:font-weight-complex="bold"/>
    </style:style>
    <style:style style:name="P4" style:family="paragraph" style:parent-style-name="Standard">
      <style:text-properties style:text-position="0% 100%" fo:font-size="12pt" fo:font-weight="bold" officeooo:rsid="00225a71" officeooo:paragraph-rsid="00225a71" style:font-size-asian="10.5pt" style:font-weight-asian="bold" style:font-size-complex="12pt" style:font-weight-complex="bold"/>
    </style:style>
    <style:style style:name="P5" style:family="paragraph" style:parent-style-name="Standard">
      <style:text-properties style:text-position="0% 100%" fo:font-size="12pt" fo:font-weight="normal" officeooo:rsid="00345922" officeooo:paragraph-rsid="00345922" style:font-size-asian="10.5pt" style:font-weight-asian="normal" style:font-size-complex="12pt" style:font-weight-complex="normal"/>
    </style:style>
    <style:style style:name="P6" style:family="paragraph" style:parent-style-name="Standard">
      <style:text-properties style:text-position="0% 100%" fo:font-size="12pt" fo:font-style="normal" fo:font-weight="normal" officeooo:rsid="003c319b" officeooo:paragraph-rsid="003c319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text-position="0% 100%" fo:font-size="12pt" fo:font-style="normal" fo:font-weight="normal" officeooo:rsid="003c319b" officeooo:paragraph-rsid="003c319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position="0% 100%" fo:font-size="12pt" fo:font-style="normal" fo:font-weight="normal" officeooo:rsid="00698d56" officeooo:paragraph-rsid="006b790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fo:font-weight="normal" officeooo:rsid="005b75c7" officeooo:paragraph-rsid="005b75c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fo:font-size="12pt" fo:font-style="normal" style:text-underline-style="none" fo:font-weight="normal" officeooo:rsid="00600601" officeooo:paragraph-rsid="0060060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officeooo:paragraph-rsid="006b7906"/>
    </style:style>
    <style:style style:name="P12" style:family="paragraph" style:parent-style-name="Standard">
      <style:paragraph-properties fo:text-align="start" style:justify-single-word="false"/>
      <style:text-properties officeooo:paragraph-rsid="006f0440"/>
    </style:style>
    <style:style style:name="P13" style:family="paragraph" style:parent-style-name="Standard">
      <style:paragraph-properties fo:text-align="start" style:justify-single-word="false"/>
      <style:text-properties style:text-line-through-style="solid" officeooo:paragraph-rsid="006f0440"/>
    </style:style>
    <style:style style:name="P14" style:family="paragraph" style:parent-style-name="Standard">
      <style:paragraph-properties fo:margin-left="0.4925in" fo:margin-right="0in" fo:text-indent="0in" style:auto-text-indent="false"/>
      <style:text-properties style:text-position="0% 100%" fo:font-size="12pt" fo:font-weight="normal" officeooo:rsid="00225a71" officeooo:paragraph-rsid="002303e3" style:font-size-asian="10.5pt" style:font-weight-asian="normal" style:font-size-complex="12pt" style:font-weight-complex="normal"/>
    </style:style>
    <style:style style:name="P15" style:family="paragraph" style:parent-style-name="Standard">
      <style:paragraph-properties fo:margin-left="0.4925in" fo:margin-right="0in" fo:text-indent="0in" style:auto-text-indent="false"/>
      <style:text-properties style:text-position="0% 100%" fo:font-size="12pt" fo:font-weight="normal" officeooo:rsid="0026a01b" officeooo:paragraph-rsid="0026a01b" style:font-size-asian="10.5pt" style:font-weight-asian="normal" style:font-size-complex="12pt" style:font-weight-complex="normal"/>
    </style:style>
    <style:style style:name="P16" style:family="paragraph" style:parent-style-name="Standard">
      <style:paragraph-properties fo:margin-left="0.4925in" fo:margin-right="0in" fo:text-indent="0in" style:auto-text-indent="false"/>
      <style:text-properties style:text-position="0% 100%" fo:font-size="12pt" fo:font-weight="normal" officeooo:rsid="002e3f36" officeooo:paragraph-rsid="002e3f36" style:font-size-asian="10.5pt" style:font-weight-asian="normal" style:font-size-complex="12pt" style:font-weight-complex="normal"/>
    </style:style>
    <style:style style:name="P17" style:family="paragraph" style:parent-style-name="Standard">
      <style:paragraph-properties fo:margin-left="0.4925in" fo:margin-right="0in" fo:text-indent="0in" style:auto-text-indent="false"/>
      <style:text-properties style:text-position="0% 100%" fo:font-size="12pt" fo:font-weight="normal" officeooo:rsid="002a476a" officeooo:paragraph-rsid="002a476a" style:font-size-asian="10.5pt" style:font-weight-asian="normal" style:font-size-complex="12pt" style:font-weight-complex="normal"/>
    </style:style>
    <style:style style:name="P18" style:family="paragraph" style:parent-style-name="Standard">
      <style:paragraph-properties fo:margin-left="0.4925in" fo:margin-right="0in" fo:text-indent="0in" style:auto-text-indent="false"/>
      <style:text-properties style:text-position="0% 100%" fo:font-size="12pt" fo:font-weight="normal" officeooo:rsid="00243a51" officeooo:paragraph-rsid="00243a51" style:font-size-asian="10.5pt" style:font-weight-asian="normal" style:font-size-complex="12pt" style:font-weight-complex="normal"/>
    </style:style>
    <style:style style:name="P19" style:family="paragraph" style:parent-style-name="Standard">
      <style:paragraph-properties fo:margin-left="0.4925in" fo:margin-right="0in" fo:text-indent="0in" style:auto-text-indent="false"/>
      <style:text-properties style:text-position="0% 100%" fo:font-size="12pt" fo:font-weight="normal" officeooo:rsid="00243a51" officeooo:paragraph-rsid="0064f879" style:font-size-asian="10.5pt" style:font-weight-asian="normal" style:font-size-complex="12pt" style:font-weight-complex="normal"/>
    </style:style>
    <style:style style:name="P20" style:family="paragraph" style:parent-style-name="Standard">
      <style:paragraph-properties fo:margin-left="0.4925in" fo:margin-right="0in" fo:text-indent="0in" style:auto-text-indent="false"/>
      <style:text-properties style:text-position="0% 100%" fo:font-size="12pt" fo:font-weight="normal" officeooo:rsid="00243a51" officeooo:paragraph-rsid="006c687f" style:font-size-asian="10.5pt" style:font-weight-asian="normal" style:font-size-complex="12pt" style:font-weight-complex="normal"/>
    </style:style>
    <style:style style:name="P21" style:family="paragraph" style:parent-style-name="Standard">
      <style:paragraph-properties fo:margin-left="0.4925in" fo:margin-right="0in" fo:text-indent="0in" style:auto-text-indent="false"/>
      <style:text-properties style:text-position="0% 100%" fo:font-size="12pt" fo:font-style="italic" fo:font-weight="normal" officeooo:rsid="002303e3" officeooo:paragraph-rsid="00243a51" style:font-size-asian="10.5pt" style:font-style-asian="italic" style:font-weight-asian="normal" style:font-size-complex="12pt" style:font-style-complex="italic" style:font-weight-complex="normal"/>
    </style:style>
    <style:style style:name="P22" style:family="paragraph" style:parent-style-name="Standard">
      <style:paragraph-properties fo:margin-left="0.4925in" fo:margin-right="0in" fo:text-indent="0in" style:auto-text-indent="false"/>
      <style:text-properties style:text-position="0% 100%" fo:font-size="12pt" fo:font-style="italic" fo:font-weight="normal" officeooo:rsid="003652e0" officeooo:paragraph-rsid="003652e0"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0.4925in" fo:margin-right="0in" fo:text-indent="0in" style:auto-text-indent="false"/>
      <style:text-properties style:text-position="0% 100%" fo:font-size="12pt" fo:font-style="italic" style:text-underline-style="none" fo:font-weight="normal" officeooo:rsid="003652e0" officeooo:paragraph-rsid="003652e0" style:font-size-asian="10.5pt" style:font-style-asian="italic" style:font-weight-asian="normal" style:font-size-complex="12pt" style:font-style-complex="italic" style:font-weight-complex="normal"/>
    </style:style>
    <style:style style:name="P24" style:family="paragraph" style:parent-style-name="Standard">
      <style:paragraph-properties fo:margin-left="0.4925in" fo:margin-right="0in" fo:text-indent="0in" style:auto-text-indent="false"/>
      <style:text-properties style:text-position="0% 100%" fo:font-size="12pt" style:text-underline-style="solid" style:text-underline-width="auto" style:text-underline-color="font-color" fo:font-weight="normal" officeooo:rsid="002e3f36" officeooo:paragraph-rsid="002e3f36" style:font-size-asian="10.5pt" style:font-weight-asian="normal" style:font-size-complex="12pt" style:font-weight-complex="normal"/>
    </style:style>
    <style:style style:name="P25" style:family="paragraph" style:parent-style-name="Standard">
      <style:paragraph-properties fo:margin-left="0.4925in" fo:margin-right="0in" fo:text-indent="0in" style:auto-text-indent="false"/>
      <style:text-properties style:text-position="0% 100%" fo:font-size="12pt" fo:font-style="normal" style:text-underline-style="solid" style:text-underline-width="auto" style:text-underline-color="font-color" fo:font-weight="normal" officeooo:rsid="00354fc2" officeooo:paragraph-rsid="00354fc2"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4925in" fo:margin-right="0in" fo:text-indent="0in" style:auto-text-indent="false"/>
      <style:text-properties style:text-position="0% 100%" fo:font-size="12pt" fo:font-style="normal" style:text-underline-style="none" fo:font-weight="normal" officeooo:rsid="00354fc2" officeooo:paragraph-rsid="00354fc2"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text-indent="0in" style:auto-text-indent="false"/>
      <style:text-properties style:text-position="0% 100%" fo:font-size="12pt" fo:font-style="normal" fo:font-weight="normal" officeooo:rsid="005e10b6" officeooo:paragraph-rsid="005e10b6"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text-indent="0in" style:auto-text-indent="false"/>
      <style:text-properties style:text-position="0% 100%" fo:font-size="12pt" style:text-underline-style="none" fo:font-weight="normal" officeooo:rsid="005c5567" officeooo:paragraph-rsid="005c5567" style:font-size-asian="10.5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style:text-position="0% 100%" officeooo:rsid="004adfcc" officeooo:paragraph-rsid="004a4a89"/>
    </style:style>
    <style:style style:name="P30" style:family="paragraph" style:parent-style-name="Standard">
      <style:paragraph-properties fo:margin-left="0.4925in" fo:margin-right="0in" fo:text-indent="0in" style:auto-text-indent="false"/>
      <style:text-properties style:text-position="0% 100%" officeooo:rsid="004ceaf8" officeooo:paragraph-rsid="004ceaf8"/>
    </style:style>
    <style:style style:name="P31" style:family="paragraph" style:parent-style-name="Standard">
      <style:paragraph-properties fo:margin-left="0.4925in" fo:margin-right="0in" fo:text-indent="0in" style:auto-text-indent="false"/>
      <style:text-properties officeooo:paragraph-rsid="00243a51"/>
    </style:style>
    <style:style style:name="P32" style:family="paragraph" style:parent-style-name="Standard">
      <style:paragraph-properties fo:margin-left="0.4925in" fo:margin-right="0in" fo:text-indent="0in" style:auto-text-indent="false"/>
      <style:text-properties fo:font-size="12pt" fo:font-weight="normal" officeooo:rsid="00225a71" officeooo:paragraph-rsid="00243a51" style:font-size-asian="10.5pt" style:font-weight-asian="normal" style:font-size-complex="12pt" style:font-weight-complex="normal"/>
    </style:style>
    <style:style style:name="P33" style:family="paragraph" style:parent-style-name="Standard">
      <style:paragraph-properties fo:margin-left="0.4925in" fo:margin-right="0in" fo:text-indent="0in" style:auto-text-indent="false"/>
      <style:text-properties officeooo:paragraph-rsid="002a476a"/>
    </style:style>
    <style:style style:name="P34" style:family="paragraph" style:parent-style-name="Standard">
      <style:paragraph-properties fo:margin-left="0.4925in" fo:margin-right="0in" fo:text-indent="0in" style:auto-text-indent="false"/>
      <style:text-properties officeooo:paragraph-rsid="004b6a91"/>
    </style:style>
    <style:style style:name="P35" style:family="paragraph" style:parent-style-name="Standard">
      <style:paragraph-properties fo:margin-left="0.4925in" fo:margin-right="0in" fo:text-indent="0in" style:auto-text-indent="false"/>
      <style:text-properties style:text-underline-style="solid" style:text-underline-width="auto" style:text-underline-color="font-color" officeooo:rsid="0053d0aa" officeooo:paragraph-rsid="0053d0aa"/>
    </style:style>
    <style:style style:name="P36" style:family="paragraph" style:parent-style-name="Standard">
      <style:paragraph-properties fo:margin-left="0.4925in" fo:margin-right="0in" fo:text-indent="0in" style:auto-text-indent="false"/>
      <style:text-properties style:text-underline-style="solid" style:text-underline-width="auto" style:text-underline-color="font-color" officeooo:rsid="0053d0aa" officeooo:paragraph-rsid="004a4a89"/>
    </style:style>
    <style:style style:name="P37" style:family="paragraph" style:parent-style-name="Standard">
      <style:paragraph-properties fo:margin-left="0.4925in" fo:margin-right="0in" fo:text-indent="0in" style:auto-text-indent="false"/>
      <style:text-properties officeooo:paragraph-rsid="005cf851"/>
    </style:style>
    <style:style style:name="P38" style:family="paragraph" style:parent-style-name="Standard">
      <style:paragraph-properties fo:margin-left="0.4925in" fo:margin-right="0in" fo:text-indent="0in" style:auto-text-indent="false"/>
      <style:text-properties officeooo:paragraph-rsid="005f11c1"/>
    </style:style>
    <style:style style:name="P39" style:family="paragraph" style:parent-style-name="Standard">
      <style:paragraph-properties fo:margin-left="0.4925in" fo:margin-right="0in" fo:text-indent="0in" style:auto-text-indent="false"/>
      <style:text-properties officeooo:paragraph-rsid="003f0fad"/>
    </style:style>
    <style:style style:name="P40" style:family="paragraph" style:parent-style-name="Standard">
      <style:paragraph-properties fo:margin-left="0in" fo:margin-right="0in" fo:text-indent="0in" style:auto-text-indent="false" fo:break-before="page"/>
      <style:text-properties fo:font-size="12pt" fo:font-weight="bold" officeooo:rsid="00243a51" officeooo:paragraph-rsid="00243a51" style:font-size-asian="10.5pt" style:font-weight-asian="bold" style:font-size-complex="12pt" style:font-weight-complex="bold"/>
    </style:style>
    <style:style style:name="P41" style:family="paragraph" style:parent-style-name="Standard">
      <style:paragraph-properties fo:margin-left="0in" fo:margin-right="0in" fo:text-indent="0in" style:auto-text-indent="false" fo:break-before="page"/>
      <style:text-properties style:text-position="0% 100%" fo:font-size="12pt" fo:font-weight="bold" officeooo:rsid="00243a51" officeooo:paragraph-rsid="00243a51" style:font-size-asian="10.5pt" style:font-weight-asian="bold" style:font-size-complex="12pt" style:font-weight-complex="bold"/>
    </style:style>
    <style:style style:name="P42" style:family="paragraph" style:parent-style-name="Standard">
      <style:paragraph-properties fo:margin-left="0in" fo:margin-right="0in" fo:text-indent="0in" style:auto-text-indent="false"/>
      <style:text-properties style:text-position="0% 100%" fo:font-size="12pt" fo:font-weight="bold" officeooo:rsid="00243a51" officeooo:paragraph-rsid="00243a51" style:font-size-asian="10.5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text-position="0% 100%" fo:font-size="12pt" fo:font-weight="bold" officeooo:rsid="002303e3" officeooo:paragraph-rsid="00243a51" style:font-size-asian="10.5pt" style:font-weight-asian="bold" style:font-size-complex="12pt" style:font-weight-complex="bold"/>
    </style:style>
    <style:style style:name="P44" style:family="paragraph" style:parent-style-name="Standard">
      <style:paragraph-properties fo:margin-left="0in" fo:margin-right="0in" fo:text-indent="0in" style:auto-text-indent="false"/>
      <style:text-properties style:text-position="0% 100%" fo:font-size="12pt" fo:font-weight="normal" officeooo:rsid="00225a71" officeooo:paragraph-rsid="002303e3" style:font-size-asian="10.5pt" style:font-weight-asian="normal" style:font-size-complex="12pt" style:font-weight-complex="normal"/>
    </style:style>
    <style:style style:name="P45" style:family="paragraph" style:parent-style-name="Standard">
      <style:paragraph-properties fo:margin-left="0in" fo:margin-right="0in" fo:text-indent="0in" style:auto-text-indent="false"/>
      <style:text-properties style:text-position="0% 100%" fo:font-size="12pt" fo:font-style="normal" style:text-underline-style="none" fo:font-weight="normal" officeooo:rsid="0037ee28" officeooo:paragraph-rsid="0037ee28"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text-indent="0in" style:auto-text-indent="false"/>
      <style:text-properties style:text-position="0% 100%" fo:font-size="12pt" fo:font-style="normal" fo:font-weight="bold" officeooo:rsid="00398b19" officeooo:paragraph-rsid="00398b19" style:font-size-asian="10.5pt" style:font-style-asian="normal" style:font-weight-asian="bold" style:font-size-complex="12pt" style:font-style-complex="normal" style:font-weight-complex="bold"/>
    </style:style>
    <style:style style:name="P47" style:family="paragraph" style:parent-style-name="Standard">
      <style:paragraph-properties fo:margin-left="0in" fo:margin-right="0in" fo:text-indent="0in" style:auto-text-indent="false"/>
      <style:text-properties style:text-position="0% 100%" fo:font-size="12pt" style:text-underline-style="solid" style:text-underline-width="auto" style:text-underline-color="font-color" fo:font-weight="normal" officeooo:rsid="005b75c7" officeooo:paragraph-rsid="005b75c7" style:font-size-asian="10.5pt" style:font-weight-asian="normal" style:font-size-complex="12pt" style:font-weight-complex="normal"/>
    </style:style>
    <style:style style:name="P48" style:family="paragraph" style:parent-style-name="Standard">
      <style:paragraph-properties fo:margin-left="0in" fo:margin-right="0in" fo:text-indent="0in" style:auto-text-indent="false"/>
      <style:text-properties officeooo:paragraph-rsid="0053d0aa"/>
    </style:style>
    <style:style style:name="P49" style:family="paragraph" style:parent-style-name="Frame_20_contents">
      <style:paragraph-properties fo:margin-left="0in" fo:margin-right="0in" fo:text-indent="0in" style:auto-text-indent="false"/>
      <style:text-properties fo:color="#ffffff" style:font-name="DS-Digital" fo:font-weight="bold" officeooo:rsid="00252464" officeooo:paragraph-rsid="00252464" style:font-weight-asian="bold" style:font-weight-complex="bold"/>
    </style:style>
    <style:style style:name="P50" style:family="paragraph" style:parent-style-name="Standard">
      <style:paragraph-properties fo:margin-left="0.9846in" fo:margin-right="0in" fo:text-indent="0in" style:auto-text-indent="false"/>
      <style:text-properties style:text-position="0% 100%" fo:font-size="12pt" fo:font-weight="normal" officeooo:rsid="0031f62d" officeooo:paragraph-rsid="0031f62d" style:font-size-asian="10.5pt" style:font-weight-asian="normal" style:font-size-complex="12pt" style:font-weight-complex="normal"/>
    </style:style>
    <style:style style:name="P51" style:family="paragraph" style:parent-style-name="Standard">
      <style:paragraph-properties fo:margin-left="0.9846in" fo:margin-right="0in" fo:text-indent="0in" style:auto-text-indent="false"/>
      <style:text-properties style:text-position="0% 100%" fo:font-size="12pt" fo:font-weight="normal" officeooo:rsid="0032ad32" officeooo:paragraph-rsid="0032ad32" style:font-size-asian="10.5pt" style:font-weight-asian="normal" style:font-size-complex="12pt" style:font-weight-complex="normal"/>
    </style:style>
    <style:style style:name="P52" style:family="paragraph" style:parent-style-name="Standard">
      <style:paragraph-properties fo:margin-left="0.9846in" fo:margin-right="0in" fo:text-indent="0in" style:auto-text-indent="false"/>
      <style:text-properties officeooo:paragraph-rsid="004fca04"/>
    </style:style>
    <style:style style:name="P53" style:family="paragraph" style:parent-style-name="Frame_20_contents">
      <style:text-properties fo:font-size="10pt" officeooo:rsid="00287159" officeooo:paragraph-rsid="00287159" style:font-size-asian="10pt" style:font-size-complex="10pt"/>
    </style:style>
    <style:style style:name="P54" style:family="paragraph" style:parent-style-name="Frame_20_contents">
      <style:text-properties fo:font-size="10pt" officeooo:rsid="002a476a" officeooo:paragraph-rsid="002a476a" style:font-size-asian="10pt" style:font-size-complex="10pt"/>
    </style:style>
    <style:style style:name="P55" style:family="paragraph" style:parent-style-name="Frame_20_contents">
      <style:text-properties fo:color="#ffffff" style:font-name="DS-Digital" fo:font-weight="bold" officeooo:rsid="00252464" officeooo:paragraph-rsid="00252464" style:font-weight-asian="bold" style:font-weight-complex="bold"/>
    </style:style>
    <style:style style:name="P56" style:family="paragraph" style:parent-style-name="Frame_20_contents">
      <style:text-properties fo:color="#ffffff" style:font-name="DS-Digital" fo:font-weight="bold" officeooo:rsid="0026a01b" officeooo:paragraph-rsid="0026a01b" style:font-weight-asian="bold" style:font-weight-complex="bold"/>
    </style:style>
    <style:style style:name="P57" style:family="paragraph" style:parent-style-name="Frame_20_contents">
      <style:text-properties fo:color="#ffffff" style:font-name="DS-Digital" officeooo:rsid="00252464" officeooo:paragraph-rsid="00252464"/>
    </style:style>
    <style:style style:name="P58" style:family="paragraph" style:parent-style-name="Standard">
      <style:paragraph-properties fo:break-before="page"/>
      <style:text-properties style:text-position="0% 100%" fo:font-size="12pt" fo:font-weight="bold" officeooo:rsid="00354fc2" officeooo:paragraph-rsid="00354fc2" style:font-size-asian="10.5pt" style:font-weight-asian="bold" style:font-size-complex="12pt" style:font-weight-complex="bold"/>
    </style:style>
    <style:style style:name="P59" style:family="paragraph" style:parent-style-name="Table_20_Contents">
      <style:paragraph-properties fo:text-align="center" style:justify-single-word="false"/>
      <style:text-properties fo:font-size="12pt" officeooo:rsid="003f0fad" officeooo:paragraph-rsid="003f0fad" style:font-size-asian="10.5pt" style:font-size-complex="12pt"/>
    </style:style>
    <style:style style:name="P60" style:family="paragraph" style:parent-style-name="Table_20_Contents">
      <style:paragraph-properties fo:text-align="center" style:justify-single-word="false"/>
      <style:text-properties fo:font-size="12pt" officeooo:rsid="00484173" officeooo:paragraph-rsid="00484173" style:font-size-asian="10.5pt" style:font-size-complex="12pt"/>
    </style:style>
    <style:style style:name="P61" style:family="paragraph" style:parent-style-name="Table_20_Contents">
      <style:paragraph-properties fo:text-align="center" style:justify-single-word="false"/>
      <style:text-properties fo:font-size="12pt" officeooo:rsid="00487533" officeooo:paragraph-rsid="00487533" style:font-size-asian="10.5pt" style:font-size-complex="12pt"/>
    </style:style>
    <style:style style:name="P62" style:family="paragraph" style:parent-style-name="Table_20_Contents">
      <style:paragraph-properties fo:text-align="center" style:justify-single-word="false"/>
      <style:text-properties fo:font-size="12pt" officeooo:rsid="0052c63a" officeooo:paragraph-rsid="0052c63a" style:font-size-asian="10.5pt" style:font-size-complex="12pt"/>
    </style:style>
    <style:style style:name="P63" style:family="paragraph" style:parent-style-name="Table_20_Contents">
      <style:paragraph-properties fo:text-align="center" style:justify-single-word="false"/>
      <style:text-properties fo:font-size="12pt" officeooo:rsid="0056b749" officeooo:paragraph-rsid="0056b749" style:font-size-asian="10.5pt" style:font-size-complex="12pt"/>
    </style:style>
    <style:style style:name="P64" style:family="paragraph" style:parent-style-name="Table_20_Contents">
      <style:paragraph-properties fo:text-align="center" style:justify-single-word="false"/>
      <style:text-properties fo:font-size="12pt" officeooo:rsid="00583228" officeooo:paragraph-rsid="00583228" style:font-size-asian="10.5pt" style:font-size-complex="12pt"/>
    </style:style>
    <style:style style:name="P65" style:family="paragraph" style:parent-style-name="Table_20_Contents">
      <style:paragraph-properties fo:text-align="center" style:justify-single-word="false"/>
      <style:text-properties fo:font-size="12pt" officeooo:rsid="0064f879" officeooo:paragraph-rsid="0064f879" style:font-size-asian="10.5pt" style:font-size-complex="12pt"/>
    </style:style>
    <style:style style:name="P66" style:family="paragraph" style:parent-style-name="Standard">
      <style:paragraph-properties fo:margin-left="0.5665in" fo:margin-right="0in" fo:text-indent="0in" style:auto-text-indent="false"/>
      <style:text-properties style:text-line-through-style="none" officeooo:rsid="005f11c1" officeooo:paragraph-rsid="005f11c1"/>
    </style:style>
    <style:style style:name="P67" style:family="paragraph" style:parent-style-name="Standard" style:list-style-name="L1">
      <style:text-properties style:text-position="0% 100%" fo:font-size="12pt" fo:font-weight="normal" officeooo:rsid="0026a01b" officeooo:paragraph-rsid="0026a01b" style:font-size-asian="10.5pt" style:font-weight-asian="normal" style:font-size-complex="12pt" style:font-weight-complex="normal"/>
    </style:style>
    <style:style style:name="P68" style:family="paragraph" style:parent-style-name="Standard" style:list-style-name="L3">
      <style:text-properties style:text-position="0% 100%" fo:font-size="12pt" fo:font-weight="normal" officeooo:rsid="0031f62d" officeooo:paragraph-rsid="0031f62d" style:font-size-asian="10.5pt" style:font-weight-asian="normal" style:font-size-complex="12pt" style:font-weight-complex="normal"/>
    </style:style>
    <style:style style:name="P69" style:family="paragraph" style:parent-style-name="Standard" style:list-style-name="L4">
      <style:text-properties style:text-position="0% 100%" fo:font-size="12pt" fo:font-weight="normal" officeooo:rsid="0032ad32" officeooo:paragraph-rsid="0032ad32" style:font-size-asian="10.5pt" style:font-weight-asian="normal" style:font-size-complex="12pt" style:font-weight-complex="normal"/>
    </style:style>
    <style:style style:name="P70" style:family="paragraph" style:parent-style-name="Standard" style:list-style-name="L4">
      <style:text-properties style:text-position="0% 100%" fo:font-size="12pt" fo:font-weight="normal" officeooo:rsid="00345922" officeooo:paragraph-rsid="00345922" style:font-size-asian="10.5pt" style:font-weight-asian="normal" style:font-size-complex="12pt" style:font-weight-complex="normal"/>
    </style:style>
    <style:style style:name="P71" style:family="paragraph" style:parent-style-name="Standard" style:list-style-name="L2">
      <style:text-properties style:text-position="0% 100%" fo:font-size="12pt" style:text-underline-style="none" fo:font-weight="normal" officeooo:rsid="002e9387" officeooo:paragraph-rsid="002e9387" style:font-size-asian="10.5pt" style:font-weight-asian="normal" style:font-size-complex="12pt" style:font-weight-complex="normal"/>
    </style:style>
    <style:style style:name="P72" style:family="paragraph" style:parent-style-name="Standard" style:list-style-name="L6">
      <style:text-properties style:text-position="0% 100%" fo:font-size="12pt" style:text-underline-style="none" fo:font-weight="normal" officeooo:rsid="005c5567" officeooo:paragraph-rsid="005c5567" style:font-size-asian="10.5pt" style:font-weight-asian="normal" style:font-size-complex="12pt" style:font-weight-complex="normal"/>
    </style:style>
    <style:style style:name="P73" style:family="paragraph" style:parent-style-name="Standard" style:list-style-name="L5">
      <style:text-properties style:text-position="0% 100%" fo:font-size="12pt" fo:font-style="normal" fo:font-weight="normal" officeooo:rsid="00398b19" officeooo:paragraph-rsid="00398b19" style:font-size-asian="10.5pt" style:font-style-asian="normal" style:font-weight-asian="normal" style:font-size-complex="12pt" style:font-style-complex="normal" style:font-weight-complex="normal"/>
    </style:style>
    <style:style style:name="P74" style:family="paragraph" style:parent-style-name="Standard" style:list-style-name="L5">
      <style:text-properties style:text-position="0% 100%" fo:font-size="12pt" fo:font-style="normal" fo:font-weight="normal" officeooo:rsid="003f0fad" officeooo:paragraph-rsid="003f0fad" style:font-size-asian="10.5pt" style:font-style-asian="normal" style:font-weight-asian="normal" style:font-size-complex="12pt" style:font-style-complex="normal" style:font-weight-complex="normal"/>
    </style:style>
    <style:style style:name="P75" style:family="paragraph" style:parent-style-name="Standard" style:list-style-name="L5">
      <style:text-properties style:text-position="0% 100%" fo:font-size="12pt" fo:font-style="normal" fo:font-weight="normal" officeooo:rsid="003c319b" officeooo:paragraph-rsid="003c319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fo:font-weight="normal" officeooo:rsid="005b75c7" officeooo:paragraph-rsid="005b75c7"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5665in" fo:margin-right="0in" fo:text-indent="0in" style:auto-text-indent="false"/>
      <style:text-properties style:text-line-through-style="none" style:text-position="0% 100%" style:text-underline-style="none" officeooo:rsid="005f11c1" officeooo:paragraph-rsid="005f11c1"/>
    </style:style>
    <style:style style:name="P78" style:family="paragraph" style:parent-style-name="Standard">
      <style:paragraph-properties fo:margin-left="0.4925in" fo:margin-right="0in" fo:text-indent="0in" style:auto-text-indent="false"/>
      <style:text-properties officeooo:paragraph-rsid="00467cae"/>
    </style:style>
    <style:style style:name="P79" style:family="paragraph" style:parent-style-name="Standard">
      <style:paragraph-properties fo:margin-left="0.4925in" fo:margin-right="0in" fo:text-indent="0in" style:auto-text-indent="false"/>
      <style:text-properties officeooo:rsid="0071c524" officeooo:paragraph-rsid="0071e1c0"/>
    </style:style>
    <style:style style:name="P80" style:family="paragraph" style:parent-style-name="Standard">
      <style:paragraph-properties fo:margin-left="0.4925in" fo:margin-right="0in" fo:text-indent="0in" style:auto-text-indent="false"/>
      <style:text-properties style:text-position="0% 100%" fo:font-size="12pt" style:text-underline-style="none" fo:font-weight="normal" officeooo:rsid="005c5567" officeooo:paragraph-rsid="005c5567" style:font-size-asian="10.5pt" style:font-weight-asian="normal" style:font-size-complex="12pt" style:font-weight-complex="normal"/>
    </style:style>
    <style:style style:name="P81" style:family="paragraph" style:parent-style-name="Standard">
      <style:paragraph-properties fo:text-align="start" style:justify-single-word="false" fo:break-before="page"/>
      <style:text-properties style:text-position="0% 100%" fo:font-size="12pt" fo:font-style="normal" style:text-underline-style="solid" style:text-underline-width="auto" style:text-underline-color="font-color" fo:font-weight="normal" officeooo:rsid="005b75c7" officeooo:paragraph-rsid="005b75c7"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indent="0in" style:auto-text-indent="false"/>
      <style:text-properties fo:font-size="12pt" fo:font-style="normal" fo:font-weight="bold" officeooo:rsid="00398b19" officeooo:paragraph-rsid="00398b19" style:font-size-asian="10.5pt" style:font-style-asian="normal" style:font-weight-asian="bold" style:font-size-complex="12pt" style:font-style-complex="normal" style:font-weight-complex="bold"/>
    </style:style>
    <style:style style:name="P83" style:family="paragraph" style:parent-style-name="Standard">
      <style:paragraph-properties fo:margin-left="0in" fo:margin-right="0in" fo:text-indent="0in" style:auto-text-indent="false" fo:break-before="page"/>
      <style:text-properties fo:font-size="12pt" fo:font-style="normal" fo:font-weight="bold" officeooo:rsid="00398b19" officeooo:paragraph-rsid="00398b19" style:font-size-asian="10.5pt" style:font-style-asian="normal" style:font-weight-asian="bold" style:font-size-complex="12pt" style:font-style-complex="normal" style:font-weight-complex="bold"/>
    </style:style>
    <style:style style:name="P84" style:family="paragraph">
      <style:paragraph-properties fo:text-align="center"/>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2303e3"/>
    </style:style>
    <style:style style:name="T4" style:family="text">
      <style:text-properties style:text-position="0% 100%" fo:font-style="italic" officeooo:rsid="002303e3" style:font-style-asian="italic" style:font-style-complex="italic"/>
    </style:style>
    <style:style style:name="T5" style:family="text">
      <style:text-properties style:text-position="0% 100%" fo:font-size="12pt" fo:font-weight="normal" officeooo:rsid="00243a51" style:font-size-asian="10.5pt" style:font-weight-asian="normal" style:font-size-complex="12pt" style:font-weight-complex="normal"/>
    </style:style>
    <style:style style:name="T6" style:family="text">
      <style:text-properties style:text-position="0% 100%" fo:font-size="12pt" fo:font-weight="normal" officeooo:rsid="0037ee28" style:font-size-asian="10.5pt" style:font-weight-asian="normal" style:font-size-complex="12pt" style:font-weight-complex="normal"/>
    </style:style>
    <style:style style:name="T7" style:family="text">
      <style:text-properties style:text-position="0% 100%" fo:font-size="12pt" fo:font-weight="normal" officeooo:rsid="00389ce5" style:font-size-asian="10.5pt" style:font-weight-asian="normal" style:font-size-complex="12pt" style:font-weight-complex="normal"/>
    </style:style>
    <style:style style:name="T8" style:family="text">
      <style:text-properties style:text-position="0% 100%" fo:font-size="12pt" fo:font-weight="normal" officeooo:rsid="003ac5f6" style:font-size-asian="10.5pt" style:font-weight-asian="normal" style:font-size-complex="12pt" style:font-weight-complex="normal"/>
    </style:style>
    <style:style style:name="T9" style:family="text">
      <style:text-properties style:text-position="0% 100%" fo:font-size="12pt" fo:font-weight="normal" officeooo:rsid="002a476a" style:font-size-asian="10.5pt" style:font-weight-asian="normal" style:font-size-complex="12pt" style:font-weight-complex="normal"/>
    </style:style>
    <style:style style:name="T10"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text-position="0% 100%" fo:font-size="12pt" fo:font-style="normal" fo:font-weight="normal" officeooo:rsid="002303e3" style:font-size-asian="10.5pt" style:font-style-asian="normal" style:font-weight-asian="normal" style:font-size-complex="12pt" style:font-style-complex="normal" style:font-weight-complex="normal"/>
    </style:style>
    <style:style style:name="T12" style:family="text">
      <style:text-properties style:text-position="0% 100%" fo:font-size="12pt" fo:font-style="normal" fo:font-weight="normal" officeooo:rsid="00487533" style:font-size-asian="10.5pt" style:font-style-asian="normal" style:font-weight-asian="normal" style:font-size-complex="12pt" style:font-style-complex="normal" style:font-weight-complex="normal"/>
    </style:style>
    <style:style style:name="T13" style:family="text">
      <style:text-properties style:text-position="0% 100%" fo:font-size="12pt" fo:font-style="normal" fo:font-weight="normal" officeooo:rsid="00698d56" style:font-size-asian="10.5pt" style:font-style-asian="normal" style:font-weight-asian="normal" style:font-size-complex="12pt" style:font-style-complex="normal" style:font-weight-complex="normal"/>
    </style:style>
    <style:style style:name="T14" style:family="text">
      <style:text-properties style:text-position="0% 100%" fo:font-size="12pt" fo:font-style="normal" fo:font-weight="normal" officeooo:rsid="006d29b7" style:font-size-asian="10.5pt" style:font-style-asian="normal" style:font-weight-asian="normal" style:font-size-complex="12pt" style:font-style-complex="normal" style:font-weight-complex="normal"/>
    </style:style>
    <style:style style:name="T15" style:family="text">
      <style:text-properties style:text-position="0% 100%" fo:font-size="12pt" style:text-underline-style="none" fo:font-weight="normal" officeooo:rsid="005c5567" style:font-size-asian="10.5pt" style:font-weight-asian="normal" style:font-size-complex="12pt" style:font-weight-complex="normal"/>
    </style:style>
    <style:style style:name="T16" style:family="text">
      <style:text-properties style:text-position="0% 100%" fo:font-size="12pt" style:text-underline-style="none" fo:font-weight="normal" officeooo:rsid="005cf851" style:font-size-asian="10.5pt" style:font-weight-asian="normal" style:font-size-complex="12pt" style:font-weight-complex="normal"/>
    </style:style>
    <style:style style:name="T17" style:family="text">
      <style:text-properties style:text-position="0% 100%" officeooo:rsid="003d61a4"/>
    </style:style>
    <style:style style:name="T18" style:family="text">
      <style:text-properties style:text-position="0% 100%" officeooo:rsid="004adfcc"/>
    </style:style>
    <style:style style:name="T19" style:family="text">
      <style:text-properties style:text-position="0% 100%" officeooo:rsid="004b6a91"/>
    </style:style>
    <style:style style:name="T20" style:family="text">
      <style:text-properties style:text-position="0% 100%" officeooo:rsid="004fca04"/>
    </style:style>
    <style:style style:name="T21" style:family="text">
      <style:text-properties style:text-position="0% 100%" style:text-underline-style="none"/>
    </style:style>
    <style:style style:name="T22" style:family="text">
      <style:text-properties style:text-position="0% 100%" style:text-underline-style="none" officeooo:rsid="0053d0aa"/>
    </style:style>
    <style:style style:name="T23" style:family="text">
      <style:text-properties style:text-position="0% 100%" style:text-underline-style="none" officeooo:rsid="004a4a89"/>
    </style:style>
    <style:style style:name="T24" style:family="text">
      <style:text-properties style:text-position="0% 100%" style:text-underline-style="none" officeooo:rsid="004adfcc"/>
    </style:style>
    <style:style style:name="T25" style:family="text">
      <style:text-properties style:text-position="0% 100%" style:text-underline-style="none" officeooo:rsid="005f11c1"/>
    </style:style>
    <style:style style:name="T26" style:family="text">
      <style:text-properties officeooo:rsid="0026a01b"/>
    </style:style>
    <style:style style:name="T27" style:family="text">
      <style:text-properties officeooo:rsid="00275d4d"/>
    </style:style>
    <style:style style:name="T28" style:family="text">
      <style:text-properties officeooo:rsid="00287159"/>
    </style:style>
    <style:style style:name="T29" style:family="text">
      <style:text-properties officeooo:rsid="002a476a"/>
    </style:style>
    <style:style style:name="T30" style:family="text">
      <style:text-properties officeooo:rsid="002ad760"/>
    </style:style>
    <style:style style:name="T31" style:family="text">
      <style:text-properties style:text-underline-style="solid" style:text-underline-width="auto" style:text-underline-color="font-color"/>
    </style:style>
    <style:style style:name="T32" style:family="text">
      <style:text-properties officeooo:rsid="002ed189"/>
    </style:style>
    <style:style style:name="T33" style:family="text">
      <style:text-properties officeooo:rsid="002efb9e"/>
    </style:style>
    <style:style style:name="T34" style:family="text">
      <style:text-properties officeooo:rsid="003652e0"/>
    </style:style>
    <style:style style:name="T35" style:family="text">
      <style:text-properties officeooo:rsid="003c319b"/>
    </style:style>
    <style:style style:name="T36" style:family="text">
      <style:text-properties officeooo:rsid="003f0fad"/>
    </style:style>
    <style:style style:name="T37" style:family="text">
      <style:text-properties officeooo:rsid="00414982"/>
    </style:style>
    <style:style style:name="T38" style:family="text">
      <style:text-properties officeooo:rsid="00459df2"/>
    </style:style>
    <style:style style:name="T39" style:family="text">
      <style:text-properties officeooo:rsid="00467cae"/>
    </style:style>
    <style:style style:name="T40" style:family="text">
      <style:text-properties officeooo:rsid="004e30d3"/>
    </style:style>
    <style:style style:name="T41" style:family="text">
      <style:text-properties fo:font-style="italic" officeooo:rsid="004e30d3" style:font-style-asian="italic" style:font-style-complex="italic"/>
    </style:style>
    <style:style style:name="T42" style:family="text">
      <style:text-properties officeooo:rsid="004fca04"/>
    </style:style>
    <style:style style:name="T43" style:family="text">
      <style:text-properties officeooo:rsid="00517357"/>
    </style:style>
    <style:style style:name="T44" style:family="text">
      <style:text-properties officeooo:rsid="00593bfb"/>
    </style:style>
    <style:style style:name="T45" style:family="text">
      <style:text-properties officeooo:rsid="005c5567"/>
    </style:style>
    <style:style style:name="T46" style:family="text">
      <style:text-properties fo:color="#000000" style:text-outline="false" style:text-line-through-style="none" style:text-position="0% 100%" style:font-name="Calibri" fo:font-size="11pt" fo:font-style="normal" fo:text-shadow="none" style:text-underline-style="none" fo:font-weight="normal" officeooo:rsid="005cf851" style:font-size-asian="11pt" style:font-style-asian="normal" style:font-weight-asian="normal" style:font-size-complex="12pt" style:font-weight-complex="normal" style:text-emphasize="none"/>
    </style:style>
    <style:style style:name="T47" style:family="text">
      <style:text-properties fo:color="#000000" style:text-outline="false" style:text-line-through-style="none" style:text-position="0% 100%" style:font-name="Calibri" fo:font-size="11pt" fo:font-style="normal" fo:text-shadow="none" style:text-underline-style="none" fo:font-weight="normal" officeooo:rsid="005b75c7" style:font-size-asian="11pt" style:font-style-asian="normal" style:font-weight-asian="normal" style:font-size-complex="12pt" style:font-weight-complex="normal" style:text-emphasize="none"/>
    </style:style>
    <style:style style:name="T48" style:family="text">
      <style:text-properties style:text-line-through-style="solid"/>
    </style:style>
    <style:style style:name="T49" style:family="text">
      <style:text-properties style:text-line-through-style="solid" style:text-position="0% 100%" style:text-underline-style="none"/>
    </style:style>
    <style:style style:name="T50" style:family="text">
      <style:text-properties style:text-line-through-style="solid" style:text-position="0% 100%" style:text-underline-style="none" officeooo:rsid="004a4a89" style:font-size-asian="10.5pt" style:font-weight-asian="normal"/>
    </style:style>
    <style:style style:name="T51" style:family="text">
      <style:text-properties style:text-line-through-style="solid" style:text-position="0% 100%" style:text-underline-style="none" officeooo:rsid="004adfcc" style:font-size-asian="10.5pt" style:font-weight-asian="normal"/>
    </style:style>
    <style:style style:name="T52" style:family="text">
      <style:text-properties style:text-line-through-style="solid" style:text-position="0% 100%" style:text-underline-style="none" officeooo:rsid="0053d0aa"/>
    </style:style>
    <style:style style:name="T53" style:family="text">
      <style:text-properties style:text-line-through-style="solid" style:text-position="0% 100%" fo:font-size="12pt" fo:font-style="normal" fo:font-weight="normal" officeooo:rsid="002303e3" style:font-size-asian="10.5pt" style:font-style-asian="normal" style:font-weight-asian="normal" style:font-size-complex="12pt" style:font-style-complex="normal" style:font-weight-complex="normal"/>
    </style:style>
    <style:style style:name="T54" style:family="text">
      <style:text-properties style:text-line-through-style="solid" style:text-position="0% 100%" fo:font-size="12pt" fo:font-style="normal" fo:font-weight="normal" officeooo:rsid="003f0fad" style:font-size-asian="10.5pt" style:font-style-asian="normal" style:font-weight-asian="normal" style:font-size-complex="12pt" style:font-style-complex="normal" style:font-weight-complex="normal"/>
    </style:style>
    <style:style style:name="T55" style:family="text">
      <style:text-properties style:text-line-through-style="solid" style:text-position="0% 100%" fo:font-size="12pt" fo:font-style="normal" fo:font-weight="normal" officeooo:rsid="00487533" style:font-size-asian="10.5pt" style:font-style-asian="normal" style:font-weight-asian="normal" style:font-size-complex="12pt" style:font-style-complex="normal" style:font-weight-complex="normal"/>
    </style:style>
    <style:style style:name="T56" style:family="text">
      <style:text-properties style:text-line-through-style="solid" style:text-position="0% 100%" fo:font-size="12pt" fo:font-style="normal" fo:font-weight="normal" officeooo:rsid="004a4a89" style:font-size-asian="10.5pt" style:font-style-asian="normal" style:font-weight-asian="normal" style:font-size-complex="12pt" style:font-style-complex="normal" style:font-weight-complex="normal"/>
    </style:style>
    <style:style style:name="T57" style:family="text">
      <style:text-properties style:text-line-through-style="solid" style:text-position="0% 100%" fo:font-size="12pt" fo:font-weight="normal" officeooo:rsid="002a476a" style:font-size-asian="10.5pt" style:font-weight-asian="normal" style:font-size-complex="12pt" style:font-weight-complex="normal"/>
    </style:style>
    <style:style style:name="T58" style:family="text">
      <style:text-properties style:text-line-through-style="solid" style:text-position="0% 100%" fo:font-size="12pt" fo:font-weight="normal" officeooo:rsid="00459df2" style:font-size-asian="10.5pt" style:font-weight-asian="normal" style:font-size-complex="12pt" style:font-weight-complex="normal"/>
    </style:style>
    <style:style style:name="T59" style:family="text">
      <style:text-properties style:text-line-through-style="solid" style:text-position="0% 100%" fo:font-size="12pt" fo:font-weight="normal" officeooo:rsid="00467cae" style:font-size-asian="10.5pt" style:font-weight-asian="normal" style:font-size-complex="12pt" style:font-weight-complex="normal"/>
    </style:style>
    <style:style style:name="T60" style:family="text">
      <style:text-properties style:text-line-through-style="solid" officeooo:rsid="00634ed9"/>
    </style:style>
    <style:style style:name="T61" style:family="text">
      <style:text-properties style:text-line-through-style="solid" officeooo:rsid="006d29b7"/>
    </style:style>
    <style:style style:name="T62" style:family="text">
      <style:text-properties officeooo:rsid="00600601"/>
    </style:style>
    <style:style style:name="T63" style:family="text">
      <style:text-properties officeooo:rsid="00619440"/>
    </style:style>
    <style:style style:name="T64" style:family="text">
      <style:text-properties officeooo:rsid="0062c358"/>
    </style:style>
    <style:style style:name="T65" style:family="text">
      <style:text-properties officeooo:rsid="0064f879"/>
    </style:style>
    <style:style style:name="T66" style:family="text">
      <style:text-properties officeooo:rsid="00665f46"/>
    </style:style>
    <style:style style:name="T67" style:family="text">
      <style:text-properties officeooo:rsid="00683e20"/>
    </style:style>
    <style:style style:name="T68" style:family="text">
      <style:text-properties officeooo:rsid="006b7906"/>
    </style:style>
    <style:style style:name="T69" style:family="text">
      <style:text-properties officeooo:rsid="006c687f"/>
    </style:style>
    <style:style style:name="T70" style:family="text">
      <style:text-properties officeooo:rsid="006d29b7"/>
    </style:style>
    <style:style style:name="T71" style:family="text">
      <style:text-properties officeooo:rsid="006f0440"/>
    </style:style>
    <style:style style:name="T72" style:family="text">
      <style:text-properties fo:font-weight="bold" officeooo:rsid="0070fc55" style:font-weight-asian="bold" style:font-weight-complex="bold"/>
    </style:style>
    <style:style style:name="T73" style:family="text">
      <style:text-properties officeooo:rsid="0071c524"/>
    </style:style>
    <style:style style:name="T74" style:family="text">
      <style:text-properties officeooo:rsid="0071e1c0"/>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0066ff" style:background-transparency="0%" draw:fill="solid" fo:padding="0.0591in" fo:border="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0591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er Use Monitor Project Notes</text:p>
      <text:p text:style-name="P2">Jesse Millwood</text:p>
      <text:p text:style-name="P2">Project Assigned: 2014 January 6<text:span text:style-name="T1">th</text:span></text:p>
      <text:p text:style-name="P3"/>
      <text:p text:style-name="P4">Project Description:</text:p>
      <text:p text:style-name="P4"/>
      <text:p text:style-name="P14">The Water Use Monitor is meant to be a device with a character display that can be mounted or sit on top of the Board-Washer. The device will monitor the usage of water in two separate locations that can be individually reset . The two water usage statistics are meant to correspond to the amount of water that has been run through the water treatment tanks that treat the water feeding into the Board-Washer. These chemicals run out at different water usage quantities. The amount of water for one wash cycle should also me measured so that the number of cycles may be estimated and displayed as well. </text:p>
      <text:p text:style-name="P14"/>
      <text:p text:style-name="P42"/>
      <text:p text:style-name="P41">Interface Ideas:</text:p>
      <text:p text:style-name="P42"/>
      <text:p text:style-name="P42"><draw:frame draw:style-name="fr1" draw:name="Frame1" text:anchor-type="paragraph" svg:x="1.5744in" svg:y="0.1602in" svg:width="2.1189in" draw:z-index="1"><draw:text-box fo:min-height="1in"><text:p text:style-name="P55"/><text:p text:style-name="P49"><text:s text:c="2"/>Water Usage Monitor</text:p><text:p text:style-name="P56"><text:s text:c="20"/>Cycles / gallons</text:p><text:p text:style-name="P56"><text:s text:c="2"/>→ Tank 1 : <text:s text:c="3"/>000<text:span text:style-name="T28">0 <text:s/></text:span>/ <text:s/><text:span text:style-name="T28">0</text:span>000</text:p><text:p text:style-name="P55"><text:s text:c="7"/><text:span text:style-name="T26">Tank 2: <text:s text:c="3"/>0000 <text:s/>/ <text:s/>0000</text:span></text:p><text:p text:style-name="P57"/></draw:text-box></draw:frame></text:p>
      <text:p text:style-name="P44"><draw:frame draw:style-name="fr2" draw:name="Frame2" text:anchor-type="paragraph" svg:x="4.9854in" svg:y="0.1898in" svg:width="1.5634in" draw:z-index="5"><draw:text-box fo:min-height="0.222in"><text:p text:style-name="P53">Rotary Highlight / Select</text:p></draw:text-box></draw:frame><draw:circle text:anchor-type="paragraph" draw:z-index="2" draw:style-name="gr2" draw:text-style-name="P84" svg:width="0.3496in" svg:height="0.3496in" svg:x="4.4516in" svg:y="0.0827in"><text:p/></draw:circle><draw:rect text:anchor-type="paragraph" draw:z-index="0" draw:style-name="gr1" draw:text-style-name="P84" svg:width="0.5421in" svg:height="0.5106in" svg:x="4.3528in" svg:y="0.0047in"><text:p/></draw:rect><draw:circle text:anchor-type="paragraph" draw:z-index="7" draw:style-name="gr3" draw:text-style-name="P84" svg:width="0.3039in" svg:height="0.3039in" svg:x="1.0709in" svg:y="0.1854in"><text:p/></draw:circle></text:p>
      <text:p text:style-name="P43"><draw:frame draw:style-name="fr2" draw:name="Frame4" text:anchor-type="paragraph" svg:x="0.1929in" svg:y="0.0354in" svg:width="0.8in" draw:z-index="9"><draw:text-box fo:min-height="0.222in"><text:p text:style-name="P54">Power LED</text:p></draw:text-box></draw:frame></text:p>
      <text:p text:style-name="P43"/>
      <text:p text:style-name="P43"><draw:frame draw:style-name="fr2" draw:name="Frame3" text:anchor-type="paragraph" svg:x="4.9854in" svg:y="0.1898in" svg:width="1.3209in" draw:z-index="6"><draw:text-box fo:min-height="0.222in"><text:p text:style-name="P53">Reset Tactile Switch</text:p></draw:text-box></draw:frame><draw:frame draw:style-name="fr2" draw:name="Frame5" text:anchor-type="paragraph" svg:x="0.1929in" svg:y="0.1575in" svg:width="0.8in" draw:z-index="10"><draw:text-box fo:min-height="0.222in"><text:p text:style-name="P54">Status RGB</text:p></draw:text-box></draw:frame><draw:rect text:anchor-type="paragraph" draw:z-index="3" draw:style-name="gr1" draw:text-style-name="P84" svg:width="0.5421in" svg:height="0.5106in" svg:x="4.3528in" svg:y="0.0299in"><text:p/></draw:rect><draw:circle text:anchor-type="paragraph" draw:z-index="4" draw:style-name="gr2" draw:text-style-name="P84" svg:width="0.3496in" svg:height="0.3496in" svg:x="4.4516in" svg:y="0.1252in"><text:p/></draw:circle><draw:circle text:anchor-type="paragraph" draw:z-index="8" draw:style-name="gr4" draw:text-style-name="P84" svg:width="0.3039in" svg:height="0.3039in" svg:x="1.0709in" svg:y="0.0736in"><text:p/></draw:circle></text:p>
      <text:p text:style-name="P43"/>
      <text:p text:style-name="P43"/>
      <text:p text:style-name="P43"/>
      <text:p text:style-name="P15"><text:span text:style-name="T31">Interface Idea 1:</text:span> </text:p>
      <text:p text:style-name="P22">2014 January 6<text:span text:style-name="T1">th</text:span> </text:p>
      <text:list xml:id="list4971803226445005317" text:style-name="L1">
        <text:list-item>
          <text:p text:style-name="P67">Rotary encoder with Built in Tactile Button</text:p>
        </text:list-item>
        <text:list-item>
          <text:p text:style-name="P67">One Reset tactile button</text:p>
        </text:list-item>
        <text:list-item>
          <text:p text:style-name="P67">Status <text:span text:style-name="T28">RGB</text:span> LED</text:p>
        </text:list-item>
        <text:list-item>
          <text:p text:style-name="P67">Power LED</text:p>
        </text:list-item>
      </text:list>
      <text:p text:style-name="P15"/>
      <text:p text:style-name="P15"><text:span text:style-name="T30">The u</text:span>ser would highlight which chemical tank properties to edit with a the rotary encoder. The choices would be Tank1, Tank1 cycles, Tank1 gallons, and same for Tank 2. If Tank 1 or Tank 2 are highlighted and the select button is pushed, the user can reset the count by pressing the reset button. If the cycles or gallon count is highlighted for either tank and the select button is pressed the user will be able to manually set the desired parameter to the desired quantity by rotating the rotary encoder. The quan<text:span text:style-name="T27">t</text:span>ity will be locked in by pressing the rotary encoder again. The device will store <text:span text:style-name="T28">parameters in EEPROM so if one parameter or both parameters were reset on accident, the user can hold the reset button for 3 seconds and release and the previous quantities will be displayed again. The Status RGB LED will be lit blue in stand by, green while a cycle is in progress, yellow when there there are less than 5 wash cycles left for one of the tanks, and red when one of the tanks needs to be changed and the counter reset. </text:span></text:p>
      <text:p text:style-name="P15"/>
      <text:p text:style-name="P24">MCU I/O Considerations:</text:p>
      <text:list xml:id="list6506839395135690251" text:style-name="L2">
        <text:list-item>
          <text:p text:style-name="P71">11 pins – <text:span text:style-name="T33">(Could use 02 pins for I2C version) </text:span>8bit 4x20 Character Display</text:p>
        </text:list-item>
        <text:list-item>
          <text:p text:style-name="P71">01 pins – Reset Tactile Switch</text:p>
        </text:list-item>
        <text:list-item>
          <text:p text:style-name="P71">03 pins – <text:span text:style-name="T32">(could use on-semi 5623 and i2c, just 02 pins) </text:span>RGB LED</text:p>
        </text:list-item>
        <text:list-item>
          <text:p text:style-name="P71">03 pins – (<text:span text:style-name="T33">02</text:span> INT pins for the rotation sensing) Rotary Encoder</text:p>
        </text:list-item>
        <text:list-item>
          <text:p text:style-name="P71">01 pins – <text:span text:style-name="T40">(ICP1 pin used for </text:span><text:span text:style-name="T41">Input Capture Pin</text:span><text:span text:style-name="T40">)</text:span>Flow Sensing</text:p>
        </text:list-item>
      </text:list>
      <text:p text:style-name="P16"/>
      <text:p text:style-name="P50">Total Pin Usage:</text:p>
      <text:list xml:id="list2339901873995912390" text:style-name="L3">
        <text:list-item>
          <text:p text:style-name="P68">19 pins Without I2C</text:p>
        </text:list-item>
        <text:list-item>
          <text:p text:style-name="P68">09 pins With I2C</text:p>
        </text:list-item>
      </text:list>
      <text:p text:style-name="P51">Available IO Pins:</text:p>
      <text:list xml:id="list5720911862189212853" text:style-name="L4">
        <text:list-item>
          <text:p text:style-name="P69">ATmega328P:<text:tab/><text:tab/>23 Max IO Pins</text:p>
        </text:list-item>
        <text:list-item>
          <text:p text:style-name="P70">ATtiny84A:<text:tab/><text:tab/>12 Max IO Pins</text:p>
        </text:list-item>
      </text:list>
      <text:p text:style-name="P5"/>
      <text:p text:style-name="P58"/>
      <text:p text:style-name="P25">Interface Idea 2:</text:p>
      <text:p text:style-name="P23">2014 January 7<text:span text:style-name="T1">th</text:span> </text:p>
      <text:p text:style-name="P26"/>
      <text:p text:style-name="P26">Ryan advised not to use the I2C for the display or the RGB LED driver. <text:span text:style-name="T34">He also mentioned using the ATmega48/88 as the MCU. </text:span></text:p>
      <text:p text:style-name="P26"/>
      <text:p text:style-name="P45"/>
      <text:p text:style-name="P40"><text:span text:style-name="T3">P</text:span><text:span text:style-name="T2">arts:</text:span></text:p>
      <text:p text:style-name="P31"><text:span text:style-name="T5">Character Display : </text:span><text:span text:style-name="T6">NewHaven 4x20 Char. Display DIGI: </text:span><text:bookmark-start text:name="__DdeLink__242_174354194"/><text:span text:style-name="T5">NHD-0420H1Z-FL-GBW-33V3-ND</text:span><text:bookmark-end text:name="__DdeLink__242_174354194"/></text:p>
      <text:p text:style-name="P31"><text:span text:style-name="T5">Micro-controller : </text:span><text:span text:style-name="T7">Most Likely Will Use ATmega168A </text:span><text:span text:style-name="T8">DIGI: </text:span>ATMEGA168PA-AURCT-ND</text:p>
      <text:p text:style-name="P20">Case : <text:span text:style-name="T69">SL-series : </text:span><text:a xlink:type="simple" xlink:href="http://www.polycase.com/sl-64p"><text:span text:style-name="T69">http://www.polycase.com/sl-64p</text:span></text:a><text:span text:style-name="T69"># </text:span></text:p>
      <text:p text:style-name="P18"><text:span text:style-name="T29">Tactile Switch </text:span>Buttons : <text:span text:style-name="T37">TE Connectivity PN: </text:span><text:bookmark-start text:name="__DdeLink__244_174354194"/><text:span text:style-name="T37">2-1825955</text:span><text:bookmark-end text:name="__DdeLink__244_174354194"/><text:span text:style-name="T37">-6 (13mm actuator Height from board) </text:span></text:p>
      <text:p text:style-name="P19"><text:tab/><text:tab/><text:span text:style-name="T65">DIGI: 450-1641-ND</text:span></text:p>
      <text:p text:style-name="P31"><text:span text:style-name="T5">Rotary Encoder/</text:span><text:span text:style-name="T9">Tactile SW: TE Connectivity PN: </text:span>EN11-HSB1AF15</text:p>
      <text:p text:style-name="P31"><text:tab/><text:tab/><text:span text:style-name="T66">Matching Knob: DIGI- </text:span>226-4092-ND</text:p>
      <text:p text:style-name="P33"><text:span text:style-name="T57">RGB LED: </text:span><text:span text:style-name="T58">5mm DIGI </text:span><text:span text:style-name="T59">T-1 </text:span><text:span text:style-name="T58">Part no: </text:span><text:a xlink:type="simple" xlink:href="http://www.digikey.com/product-detail/en/WP154A4SUREQBFZGC/754-1615-ND/3084119"><text:span text:style-name="T48">754-1615-ND</text:span></text:a><text:span text:style-name="T48"> </text:span><text:span text:style-name="T60">(Not using RGB, Just regullar 5mm LEDS)</text:span></text:p>
      <text:p text:style-name="P78"><text:span text:style-name="T39">Status LED: 5mm T-1 3/4 DIGI Part no: Green </text:span>516-1347-ND</text:p>
      <text:p text:style-name="P79">Power LED: 5mm T-1<text:span text:style-name="T74">3/4 DIGI Part no: Red </text:span><text:a xlink:type="simple" xlink:href="http://www.digikey.com/product-detail/en/OVLGS0C8B9/365-1189-ND/827125"><text:span text:style-name="T74">365-1189-N</text:span></text:a><text:a xlink:type="simple" xlink:href="http://www.digikey.com/product-detail/en/OVLGS0C8B9/365-1189-ND/827125"><text:span text:style-name="T74">D</text:span></text:a><text:span text:style-name="T74"> </text:span></text:p>
      <text:p text:style-name="P17">SMT Potentiometer for Contrast adjustment : <text:span text:style-name="T38">Stock</text:span></text:p>
      <text:p text:style-name="P32"><text:span text:style-name="T17">Water F</text:span><text:span text:style-name="T3">low </text:span><text:span text:style-name="T17">S</text:span><text:span text:style-name="T3">ensor: </text:span><text:span text:style-name="T4">Omega Engineering FTB4705 SN: 112013001141</text:span></text:p>
      <text:p text:style-name="P27">Crystal: XC1291CT-ND</text:p>
      <text:p text:style-name="P35"><text:span text:style-name="T18">P</text:span><text:span text:style-name="T2">OWER:</text:span></text:p>
      <text:p text:style-name="P48"><text:span text:style-name="T22"><text:tab/><text:tab/></text:span><text:span text:style-name="T52">LDO: </text:span><text:span text:style-name="T49">LT1763CS8#PBF-ND</text:span></text:p>
      <text:p text:style-name="P77">LDO: (STOCK): Stock +3V3 LDO used instead of a 5.5V ldo because can use the 5V wall wart and will not have to step anything down for the 5V line, which does not really need to be very clean</text:p>
      <text:p text:style-name="P77"/>
      <text:p text:style-name="P39"><text:span text:style-name="T11"><text:tab/></text:span><text:span text:style-name="T53">W</text:span><text:span text:style-name="T54">all Wart: </text:span><text:span text:style-name="T55">9V </text:span><text:span text:style-name="T56">1A </text:span><text:span text:style-name="T55">switching, </text:span><text:span text:style-name="T56">(90 deg con)</text:span><text:span text:style-name="T55"> DIGI-Key Number: T1019-P5RP-ND</text:span></text:p>
      <text:p text:style-name="P66"><text:span text:style-name="T12">W</text:span><text:span text:style-name="T10">all Wart: Stock 5V wall wart</text:span></text:p>
      <text:p text:style-name="P36"><text:span text:style-name="T23"><text:tab/></text:span><text:span text:style-name="T50">Matching DC INPUT: </text:span><text:span text:style-name="T51">Low profile jack Digi key part number: CP-051AH-ND</text:span></text:p>
      <text:p text:style-name="P38"><text:span text:style-name="T24">D</text:span><text:span text:style-name="T25">ecided to use DC INPUT: </text:span><text:span text:style-name="T21">CP-002A-ND</text:span><text:span text:style-name="T25"> because it was longer and made it easier to interface from the board to the case wall</text:span></text:p>
      <text:p text:style-name="P29"/>
      <text:p text:style-name="P34"><text:span text:style-name="T19">Look for ISP programmer header that is surface mount and low profile: </text:span><text:a xlink:type="simple" xlink:href="http://www.digikey.com/product-detail/en/M20-9980346/952-2121-ND/3728085">952-2121-ND</text:a> </text:p>
      <text:p text:style-name="P34"><text:tab/><text:span text:style-name="T42">Room needed: 8.64 mm </text:span></text:p>
      <text:p text:style-name="P30">Look for interface ideas for the sensor:</text:p>
      <text:p text:style-name="P52"><text:span text:style-name="T20">Board Side: </text:span>WM4901-ND</text:p>
      <text:p text:style-name="P52"><text:span text:style-name="T42">Wire Side: </text:span>WM6274-ND</text:p>
      <text:p text:style-name="P21"/>
      <text:p text:style-name="P82"><text:span text:style-name="T3"/></text:p>
      <text:p text:style-name="P83"><text:span text:style-name="T3">P</text:span><text:span text:style-name="T2">ower Considerations:</text:span></text:p>
      <text:p text:style-name="P46"/>
      <text:list xml:id="list5044140726596475888" text:style-name="L5">
        <text:list-item>
          <text:p text:style-name="P73">MCU: <text:tab/><text:tab/><text:tab/><text:tab/><text:tab/><text:span text:style-name="T35">1.8V-5.5V<text:tab/><text:tab/></text:span></text:p>
        </text:list-item>
        <text:list-item>
          <text:p text:style-name="P73">LED Character Display <text:span text:style-name="T36">Logic</text:span>:<text:tab/><text:span text:style-name="T35">3.3V<text:tab/><text:tab/><text:tab/></text:span></text:p>
        </text:list-item>
        <text:list-item>
          <text:p text:style-name="P74">LED Character Display LED:<text:tab/>3.0V</text:p>
        </text:list-item>
        <text:list-item>
          <text:p text:style-name="P75">Water Flow Sensor:<text:tab/><text:tab/><text:tab/>5.0V-30V<text:tab/><text:span text:style-name="T43">needs pullup from sensor to vcc</text:span></text:p>
        </text:list-item>
      </text:list>
      <text:p text:style-name="P6"/>
      <table:table table:name="Table1" table:style-name="Table1">
        <table:table-column table:style-name="Table1.A" table:number-columns-repeated="3"/>
        <table:table-row>
          <table:table-cell table:style-name="Table1.A1" office:value-type="string">
            <text:p text:style-name="P59">Part</text:p>
          </table:table-cell>
          <table:table-cell table:style-name="Table1.A1" office:value-type="string">
            <text:p text:style-name="P59">Supply Voltage</text:p>
          </table:table-cell>
          <table:table-cell table:style-name="Table1.C1" office:value-type="string">
            <text:p text:style-name="P59">Current</text:p>
          </table:table-cell>
        </table:table-row>
        <table:table-row>
          <table:table-cell table:style-name="Table1.A2" office:value-type="string">
            <text:p text:style-name="P59">MCU IDLE</text:p>
          </table:table-cell>
          <table:table-cell table:style-name="Table1.A2" office:value-type="string">
            <text:p text:style-name="P59">1.8V – 5.5V</text:p>
          </table:table-cell>
          <table:table-cell table:style-name="Table1.C2" office:value-type="string">
            <text:p text:style-name="P59">2.7 mA </text:p>
          </table:table-cell>
        </table:table-row>
        <table:table-row>
          <table:table-cell table:style-name="Table1.A2" office:value-type="string">
            <text:p text:style-name="P59">LED Character Display Logic</text:p>
          </table:table-cell>
          <table:table-cell table:style-name="Table1.A2" office:value-type="string">
            <text:p text:style-name="P59">3.3V</text:p>
          </table:table-cell>
          <table:table-cell table:style-name="Table1.C2" office:value-type="string">
            <text:p text:style-name="P59">4 mA</text:p>
          </table:table-cell>
        </table:table-row>
        <table:table-row>
          <table:table-cell table:style-name="Table1.A2" office:value-type="string">
            <text:p text:style-name="P59">LED Character Display LED</text:p>
          </table:table-cell>
          <table:table-cell table:style-name="Table1.A2" office:value-type="string">
            <text:p text:style-name="P59">3.0V</text:p>
          </table:table-cell>
          <table:table-cell table:style-name="Table1.C2" office:value-type="string">
            <text:p text:style-name="P59">150 mA</text:p>
          </table:table-cell>
        </table:table-row>
        <table:table-row>
          <table:table-cell table:style-name="Table1.A2" office:value-type="string">
            <text:p text:style-name="P59">RGB LED </text:p>
          </table:table-cell>
          <table:table-cell table:style-name="Table1.A2" office:value-type="string">
            <text:p text:style-name="P60">1.9V(R), 3.3V(G), 3.3V(B)</text:p>
          </table:table-cell>
          <table:table-cell table:style-name="Table1.C2" office:value-type="string">
            <text:p text:style-name="P60">20 mA</text:p>
          </table:table-cell>
        </table:table-row>
        <table:table-row>
          <table:table-cell table:style-name="Table1.A2" office:value-type="string">
            <text:p text:style-name="P60">Status LED</text:p>
          </table:table-cell>
          <table:table-cell table:style-name="Table1.A2" office:value-type="string">
            <text:p text:style-name="P60">2V</text:p>
          </table:table-cell>
          <table:table-cell table:style-name="Table1.C2" office:value-type="string">
            <text:p text:style-name="P60">20 mA</text:p>
          </table:table-cell>
        </table:table-row>
        <table:table-row>
          <table:table-cell table:style-name="Table1.A2" office:value-type="string">
            <text:p text:style-name="P61">Flow Sensor</text:p>
          </table:table-cell>
          <table:table-cell table:style-name="Table1.A2" office:value-type="string">
            <text:p text:style-name="P61">5.0V – 30V</text:p>
          </table:table-cell>
          <table:table-cell table:style-name="Table1.C2" office:value-type="string">
            <text:p text:style-name="P62">0.5 mA w/ 10kΩ pull-up</text:p>
          </table:table-cell>
        </table:table-row>
      </table:table>
      <text:p text:style-name="P9"/>
      <text:p text:style-name="P81">Part Height Considerations For Enclosure</text:p>
      <text:p text:style-name="P9"/>
      <text:p text:style-name="P10">Room available in Enclosure: <text:span text:style-name="T64">0.634”(middle - bottom), 0.653”(middle - top)</text:span></text:p>
      <text:p text:style-name="P7"/>
      <table:table table:name="Table2" table:style-name="Table2">
        <table:table-column table:style-name="Table2.A"/>
        <table:table-column table:style-name="Table2.B"/>
        <table:table-row>
          <table:table-cell table:style-name="Table2.A1" office:value-type="string">
            <text:p text:style-name="P63">Part</text:p>
          </table:table-cell>
          <table:table-cell table:style-name="Table2.B1" office:value-type="string">
            <text:p text:style-name="P63">Height</text:p>
          </table:table-cell>
        </table:table-row>
        <table:table-row>
          <table:table-cell table:style-name="Table2.A2" office:value-type="string">
            <text:p text:style-name="P63">Power Jack</text:p>
          </table:table-cell>
          <table:table-cell table:style-name="Table2.B2" office:value-type="string">
            <text:p text:style-name="P63"><text:span text:style-name="T63">10.9 </text:span>mm / 0.<text:span text:style-name="T62">43</text:span> in</text:p>
          </table:table-cell>
        </table:table-row>
        <table:table-row>
          <table:table-cell table:style-name="Table2.A2" office:value-type="string">
            <text:p text:style-name="P64">Sensor Jack</text:p>
          </table:table-cell>
          <table:table-cell table:style-name="Table2.B2" office:value-type="string">
            <text:p text:style-name="P63">6.99 mm / 0.275 in</text:p>
          </table:table-cell>
        </table:table-row>
        <table:table-row>
          <table:table-cell table:style-name="Table2.A2" office:value-type="string">
            <text:p text:style-name="P64">LCD Character Display</text:p>
          </table:table-cell>
          <table:table-cell table:style-name="Table2.B2" office:value-type="string">
            <text:p text:style-name="P64">13 mm / <text:span text:style-name="T44">0.512 in</text:span></text:p>
          </table:table-cell>
        </table:table-row>
        <table:table-row>
          <table:table-cell table:style-name="Table2.A2" office:value-type="string">
            <text:p text:style-name="P64">Encoder <text:span text:style-name="T67">w/ Knob</text:span></text:p>
          </table:table-cell>
          <table:table-cell table:style-name="Table2.B2" office:value-type="string">
            <text:p text:style-name="P63"><text:span text:style-name="T67">23 mm </text:span>/<text:span text:style-name="T67">0.912 in</text:span></text:p>
          </table:table-cell>
        </table:table-row>
        <table:table-row>
          <table:table-cell table:style-name="Table2.A2" office:value-type="string">
            <text:p text:style-name="P64">Tactile Switch</text:p>
          </table:table-cell>
          <table:table-cell table:style-name="Table2.B2" office:value-type="string">
            <text:p text:style-name="P65">13mm / 0.512 in</text:p>
          </table:table-cell>
        </table:table-row>
      </table:table>
      <text:p text:style-name="P7"/>
      <text:p text:style-name="P8">Want Stand off from PCB mounts on bottom half of case: about 0.2035in , 5.1689mm</text:p>
      <text:p text:style-name="P8"><text:tab/><text:span text:style-name="T68">Stand off mounting hardware: </text:span><text:s/></text:p>
      <text:p text:style-name="P11"><text:span text:style-name="T13"><text:tab/><text:tab/></text:span><text:span text:style-name="T14">Spacer: </text:span>492-1074-N<text:span text:style-name="T70">D</text:span></text:p>
      <text:p text:style-name="P12"><text:tab/><text:tab/><text:span text:style-name="T70">Screws: </text:span><text:span text:style-name="T61">#4 x 3/8” screws (0.25” stand off and 0.25” allowable in case mounting hole )</text:span></text:p>
      <text:p text:style-name="P13"><text:tab/><text:tab/><text:tab/><text:span text:style-name="T71">DIGI: </text:span>H800-N<text:span text:style-name="T71">D , </text:span><text:span text:style-name="T72">Have these in stock at 3/8 length and 1/2</text:span></text:p>
      <text:p text:style-name="P7"/>
      <text:p text:style-name="P47"><text:span text:style-name="T45">Electric </text:span>Protection</text:p>
      <text:p text:style-name="P37"><text:span text:style-name="T15">POWER: P-CH MOSFET</text:span><text:span text:style-name="T16">(</text:span><text:span text:style-name="T46">DMP2305U-7</text:span><text:span text:style-name="T16">)</text:span><text:span text:style-name="T15"> with zener diode </text:span><text:span text:style-name="T16">(</text:span><text:span text:style-name="T47">BZX84-C5V1,215</text:span><text:span text:style-name="T46">)</text:span></text:p>
      <text:list xml:id="list3342194097044922013" text:style-name="L6">
        <text:list-item>
          <text:p text:style-name="P72">Gate to resistor to ground</text:p>
        </text:list-item>
        <text:list-item>
          <text:p text:style-name="P72">Drain to source</text:p>
        </text:list-item>
        <text:list-item>
          <text:p text:style-name="P72">Zener : a-gate, c-source</text:p>
        </text:list-item>
        <text:list-item>
          <text:p text:style-name="P72">Source to load</text:p>
        </text:list-item>
      </text:list>
      <text:p text:style-name="P28">PIN: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face style:name="DS-Digital" svg:font-family="DS-Digital"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6T11:42:51.866912010</meta:creation-date>
    <meta:generator>LibreOffice/4.1.4.2$Linux_X86_64 LibreOffice_project/410$Build-2</meta:generator>
    <dc:date>2014-01-13T17:24:43.339236980</dc:date>
    <meta:editing-duration>PT19H52M40S</meta:editing-duration>
    <meta:editing-cycles>60</meta:editing-cycles>
    <dc:creator>Jesse Millwood</dc:creator>
    <meta:document-statistic meta:table-count="2" meta:image-count="0" meta:object-count="0" meta:page-count="6" meta:paragraph-count="114" meta:word-count="914" meta:character-count="5212" meta:non-whitespace-character-count="4338"/>
  </office:meta>
</office:document-meta>
</file>